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0.891cm"/>
        </style:tab-stops>
      </style:paragraph-properties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officeooo:paragraph-rsid="0019ba57" style:font-size-asian="10pt" style:font-size-complex="10pt"/>
    </style:style>
    <style:style style:name="P4" style:family="paragraph" style:parent-style-name="Text_20_body">
      <style:text-properties fo:font-size="10pt" officeooo:paragraph-rsid="001ba51f" style:font-size-asian="10pt" style:font-size-complex="10pt"/>
    </style:style>
    <style:style style:name="P5" style:family="paragraph" style:parent-style-name="Text_20_body">
      <style:text-properties fo:font-size="10pt" officeooo:paragraph-rsid="001c50e9" style:font-size-asian="10pt" style:font-size-complex="10pt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officeooo:paragraph-rsid="001b6354"/>
    </style:style>
    <style:style style:name="P9" style:family="paragraph" style:parent-style-name="Text_20_body">
      <style:text-properties officeooo:paragraph-rsid="001d0c77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/>
      <style:text-properties fo:font-size="10pt" officeooo:paragraph-rsid="0019ba57" style:font-size-asian="10pt" style:font-size-complex="10pt"/>
    </style:style>
    <style:style style:name="P13" style:family="paragraph" style:parent-style-name="Text_20_body">
      <style:paragraph-properties fo:margin-top="0cm" fo:margin-bottom="0.146cm" loext:contextual-spacing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top="0cm" fo:margin-bottom="0.146cm" loext:contextual-spacing="false"/>
      <style:text-properties fo:font-size="10pt" officeooo:paragraph-rsid="001ba51f" style:font-size-asian="10pt" style:font-size-complex="10pt"/>
    </style:style>
    <style:style style:name="P15" style:family="paragraph" style:parent-style-name="Text_20_body">
      <style:paragraph-properties fo:margin-top="0cm" fo:margin-bottom="0.146cm" loext:contextual-spacing="false"/>
      <style:text-properties fo:font-size="10pt" officeooo:paragraph-rsid="001c50e9" style:font-size-asian="10pt" style:font-size-complex="10pt"/>
    </style:style>
    <style:style style:name="P16" style:family="paragraph" style:parent-style-name="Text_20_body">
      <style:paragraph-properties fo:margin-top="0cm" fo:margin-bottom="0.146cm" loext:contextual-spacing="false"/>
      <style:text-properties fo:font-size="10pt" style:text-underline-style="none" officeooo:paragraph-rsid="001c50e9" style:font-size-asian="10pt" style:font-size-complex="10pt"/>
    </style:style>
    <style:style style:name="P17" style:family="paragraph" style:parent-style-name="Heading_20_2"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officeooo:rsid="0019ba57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c50e9" style:font-size-asian="10pt" style:font-size-complex="10pt"/>
    </style:style>
    <style:style style:name="T8" style:family="text">
      <style:text-properties officeooo:rsid="001ba51f"/>
    </style:style>
    <style:style style:name="T9" style:family="text">
      <style:text-properties officeooo:rsid="001c50e9"/>
    </style:style>
    <style:style style:name="T10" style:family="text">
      <style:text-properties officeooo:rsid="001d0c7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P17" text:outline-level="2">Digital I/O</text:h>
      <text:p text:style-name="Text_20_body"><text:tab/><text:span text:style-name="T3">digitalRead()</text:span></text:p>
      <text:p text:style-name="P2"><text:tab/><text:tab/>Descripción: Lectura DIGITAL de puertos</text:p>
      <text:p text:style-name="P2"><text:tab/><text:tab/>Valores de entrada esperados: HIGH o LOW.</text:p>
      <text:p text:style-name="P2"><text:tab/><text:tab/>Sintaxis: digitalRead(pin) </text:p>
      <text:p text:style-name="P2"><text:tab/><text:tab/>Puertos: Digitales 0,1,2,3,..,13 (para Arduino UNO)</text:p>
      <text:p text:style-name="P2"><text:tab/><text:span text:style-name="T5">digitalWrite()</text:span></text:p>
      <text:p text:style-name="P2"><text:tab/><text:tab/>Descripción: Escritura DIGITAL de puertos</text:p>
      <text:p text:style-name="P3"><text:tab/><text:tab/>Valores de salida: HIGH o LOW (5V en Arduino Uno (3.3V otros) como HIGH o 0V (GND)</text:p>
      <text:p text:style-name="P3"><text:tab/><text:tab/><text:tab/><text:tab/> como LOW).</text:p>
      <text:p text:style-name="P2"><text:tab/><text:tab/>Sintaxis: digitalWrite(pin, valor)</text:p>
      <text:p text:style-name="P2"><text:tab/><text:tab/>Puertos: Digitales 0,1,2,3,..,13 (para Arduino UNO)</text:p>
      <text:p text:style-name="P2"><text:tab/><text:tab/></text:p>
      <text:p text:style-name="Text_20_body"><text:tab/><text:span text:style-name="T3">pinMode()</text:span></text:p>
      <text:p text:style-name="P2"><text:tab/><text:tab/><text:span text:style-name="T1">Descripción</text:span>: Configura el pin especificado como entrada o salida (INPUT / OUTPUT)</text:p>
      <text:p text:style-name="P2"><text:tab/><text:tab/>Modos: INPUT, OUTPUT, o INPUT_PULLUP</text:p>
      <text:p text:style-name="P2"><text:tab/><text:tab/><text:span text:style-name="T1">Sintaxis</text:span>: digitalWrite(pin, modo) </text:p>
      <text:p text:style-name="P2"><text:tab/><text:tab/>Puertos: Digitales 0,1,2,3,..,13 (para Arduino UNO)</text:p>
      <text:p text:style-name="P2"><text:tab/><text:tab/><text:tab/><text:tab/> <text:span text:style-name="T1">Analógicos</text:span> A0,A1,A2, A3, A4, A5 (para Arduino UNO)</text:p>
      <text:p text:style-name="P3"><text:tab/><text:tab/><text:tab/>MODO: INPUT_PULLUP. Adi<text:span text:style-name="T1">c</text:span>ionalmente el modo INPUT <text:span text:style-name="T1">deshabilita</text:span> las resistencias</text:p>
      <text:p text:style-name="P3"><text:tab/><text:tab/><text:tab/><text:tab/> pullups internas.</text:p>
      <text:p text:style-name="P3"><text:tab/><text:tab/><text:tab/>Descripción: Se puede ac<text:span text:style-name="T1">c</text:span>e<text:span text:style-name="T1">d</text:span>er a la <text:span text:style-name="T1">configuración</text:span> de la resistencia pullup interna de la placa</text:p>
      <text:p text:style-name="P3"><text:tab/><text:tab/><text:tab/><text:tab/> <text:span text:style-name="T1">Arduino</text:span></text:p>
      <text:p text:style-name="P2"><text:tab/><text:tab/><text:tab/><text:span text:style-name="T1">Sintaxis</text:span>: pinMode(pin, INPUT_PULLUP).</text:p>
      <text:p text:style-name="P2"><text:tab/><text:tab/>El uso de pinMode no es obligatorio en analogWrite() y analogRead()</text:p>
      <text:p text:style-name="P7">Analog I/O</text:p>
      <text:p text:style-name="P6"><text:span text:style-name="T2"><text:tab/></text:span>analogRead()</text:p>
      <text:p text:style-name="P2"><text:tab/><text:tab/>Descripción: Lectura ANALOGICA de puertos</text:p>
      <text:p text:style-name="P2"><text:tab/><text:tab/>Valores de entrada esperados: mediante <text:span text:style-name="T1">Converso</text:span> <text:span text:style-name="T1">Analógico</text:span> Digital o ADC de 10-bit - 0 a 1024 </text:p>
      <text:p text:style-name="P2"><text:tab/><text:tab/><text:tab/> de 0V (0-GND) a de 5V (1023) en Arduino Uno (3.3V otras placas).</text:p>
      <text:p text:style-name="P2"><text:tab/><text:tab/>Sintaxis: analogRead(pin)</text:p>
      <text:p text:style-name="P2"><text:tab/><text:tab/>Puertos: A0,A1,A2, A3, A4, A5 (para Arduino UNO)</text:p>
      <text:p text:style-name="Text_20_body"><text:tab/><text:span text:style-name="T3">analogWrite()</text:span></text:p>
      <text:p text:style-name="P2"><text:soft-page-break/><text:tab/><text:tab/>Descripción: Escritura ANALOGICA de puertos</text:p>
      <text:p text:style-name="P3"><text:tab/><text:tab/>Valores de salida: Mediante PWM escribe valores <text:span text:style-name="T1">entre </text:span>0 (LOW) <text:span text:style-name="T1">y</text:span> 5v- <text:span text:style-name="T1">255 </text:span>(HIGH) </text:p>
      <text:p text:style-name="P3"><text:tab/><text:tab/><text:tab/> variando el tiempo de cada estado, <text:span text:style-name="T1">simulando</text:span> una escala de valores entre 0 y 5volt.</text:p>
      <text:p text:style-name="P3"><text:tab/><text:tab/>Se generan ondas cuadradas con ciclos donde el valor es la diferencia entre el tiempo</text:p>
      <text:p text:style-name="P3"><text:tab/><text:tab/><text:tab/> en estado alto y el estado Bajo</text:p>
      <text:p text:style-name="P3"><text:tab/><text:tab/>La frequencia de la señal del es aproximadamente de 490 Hz. </text:p>
      <text:p text:style-name="P3"><text:tab/><text:tab/>(Los pins 5 and 6 para Arduino UNO llegan a aproximadamente 980 Hz.).</text:p>
      <text:p text:style-name="P2"><text:tab/><text:tab/>Sintaxis: analogWrite(pin, valor)</text:p>
      <text:p text:style-name="P3"><text:tab/><text:tab/>valores: Entre <text:span text:style-name="T1">255 -</text:span>HIGH (5V en Arduino Uno -3.3V otros) <text:s/>y <text:span text:style-name="T1">0 - </text:span>0V (GND) como LOW).</text:p>
      <text:p text:style-name="P2"><text:tab/><text:tab/>Usar variables tipo: int </text:p>
      <text:p text:style-name="P2"><text:tab/><text:tab/>Puertos: Digitales con PWM <text:s/>3,5,6,9,10,11 (para Arduino UNO - ATmega168 o ATmega328P)</text:p>
      <text:p text:style-name="P2"><text:tab/><text:tab/><text:tab/><text:tab/> Digitales con PWM <text:s/>2 - 13 y 44 - 46 <text:s/>(para Arduino Mega)</text:p>
      <text:p text:style-name="P2"><text:tab/><text:tab/><text:tab/><text:tab/> Digitales con PWM <text:s/>2 - 13 (para Arduino DUE)</text:p>
      <text:p text:style-name="P2"><text:tab/><text:tab/><text:tab/><text:tab/> Digitales con PWM <text:s/>9, 10, 11 (para Arduino mas viejos - ATmega8)</text:p>
      <text:p text:style-name="Text_20_body"><text:tab/><text:span text:style-name="T3">analogReference()</text:span></text:p>
      <text:p text:style-name="Text_20_body"><text:tab/><text:tab/>Descripción: Configura el valor de referencia para convertirlos a digitales</text:p>
      <text:p text:style-name="Text_20_body"><text:tab/><text:tab/>Jamas use valores inferiores a 0V o mayores a 5V para referenciar <text:span text:style-name="T1">voltajes</text:span> externos </text:p>
      <text:p text:style-name="Text_20_body"><text:tab/><text:tab/>Sintaxis: analogReference(tipo)</text:p>
      <text:p text:style-name="P11"><text:tab/><text:tab/><text:tab/>Arduino AVR Boards (Uno, Mega, etc.)</text:p>
      <text:p text:style-name="P11"><text:tab/><text:tab/><text:tab/><text:tab/>DEFAULT: the default analog reference of 5 volts (on 5V Arduino boards) or 3.3 <text:tab/><text:tab/><text:tab/><text:tab/><text:tab/>volts (on 3.3V Arduino boards)</text:p>
      <text:p text:style-name="P12"><text:tab/><text:tab/><text:tab/><text:tab/>INTERNAL: an built-in reference, equal to 1.1 volts on the ATmega168 or <text:tab/><text:tab/><text:tab/><text:tab/><text:tab/><text:tab/>ATmega328P and 2.56 volts on the ATmega8</text:p>
      <text:p text:style-name="P12"><text:tab/><text:tab/><text:tab/><text:tab/><text:tab/> (not available on the Arduino Mega)</text:p>
      <text:p text:style-name="P11"><text:tab/><text:tab/><text:tab/><text:tab/>INTERNAL1V1: a built-in 1.1V reference (Arduino Mega only)</text:p>
      <text:p text:style-name="P11"><text:tab/><text:tab/><text:tab/><text:tab/>INTERNAL2V56: a built-in 2.56V reference (Arduino Mega only)</text:p>
      <text:p text:style-name="P11"><text:tab/><text:tab/><text:tab/><text:tab/>EXTERNAL: the voltage applied to the AREF pin (0 to 5V only) is used as the <text:tab/><text:tab/><text:tab/><text:tab/><text:tab/>reference.</text:p>
      <text:p text:style-name="P11"><text:tab/><text:tab/><text:tab/>Arduino SAMD Boards (Zero, etc.)</text:p>
      <text:p text:style-name="P11"><text:tab/><text:tab/><text:tab/><text:tab/>AR_DEFAULT: the default analog reference of 3.3V</text:p>
      <text:p text:style-name="P11"><text:tab/><text:tab/><text:tab/><text:tab/>AR_INTERNAL: a built-in 2.23V reference</text:p>
      <text:p text:style-name="P11"><text:tab/><text:tab/><text:tab/><text:tab/>AR_INTERNAL1V0: a built-in 1.0V reference</text:p>
      <text:p text:style-name="P11"><text:tab/><text:tab/><text:tab/><text:tab/>AR_INTERNAL1V65: a built-in 1.65V reference</text:p>
      <text:p text:style-name="P11"><text:tab/><text:tab/><text:tab/><text:tab/>AR_INTERNAL2V23: a built-in 2.23V reference</text:p>
      <text:p text:style-name="P11"><text:tab/><text:tab/><text:tab/><text:tab/>AR_EXTERNAL: the voltage applied to the AREF pin is used as the reference</text:p>
      <text:p text:style-name="P11"><text:tab/><text:tab/><text:tab/>Arduino SAM Boards (Due)</text:p>
      <text:p text:style-name="P11"><text:tab/><text:tab/><text:tab/><text:tab/>AR_DEFAULT: the default analog reference of 3.3V. This is the only supported <text:tab/><text:tab/><text:tab/><text:tab/><text:tab/>option for the Due.</text:p>
      <text:p text:style-name="P7"><text:span text:style-name="T1">Manejo de tiempos</text:span></text:p>
      <text:p text:style-name="P2"><text:tab/>(1 segundo = 1000 milisegundos o 1000000 microsegundos)</text:p>
      <text:p text:style-name="Text_20_body"><text:tab/><text:span text:style-name="T3">delay()</text:span></text:p>
      <text:p text:style-name="P2"><text:tab/><text:tab/>Description: Pausa en el bucle de trabajo (en Milisegundos)</text:p>
      <text:p text:style-name="P2"><text:soft-page-break/><text:tab/><text:tab/>Sintaxis : delay(1000) = 1 segundo</text:p>
      <text:p text:style-name="P8"><text:span text:style-name="T6"><text:tab/><text:tab/>Usar variables tipo: long</text:span></text:p>
      <text:p text:style-name="P8"><text:tab/><text:span text:style-name="T3">delayMicroseconds()</text:span></text:p>
      <text:p text:style-name="P2"><text:tab/><text:tab/>Description: Pausa en el bucle de trabajo (en Microsegundos)</text:p>
      <text:p text:style-name="P2"><text:tab/><text:tab/>Sintaxis : delayMicroseconds(1000) = 1 Milisegundos <text:s/>0.001 segundo</text:p>
      <text:p text:style-name="P2"><text:tab/><text:tab/>Valor maximo 16383.</text:p>
      <text:p text:style-name="P2"><text:tab/><text:tab/>Usar variables tipo: long</text:p>
      <text:p text:style-name="Text_20_body"><text:tab/><text:span text:style-name="T3">micros()</text:span></text:p>
      <text:p text:style-name="P2"><text:tab/><text:tab/>Description: Regresa el tiempo de trabajo cargado de la placa en en Microsegundos.</text:p>
      <text:p text:style-name="P2"><text:tab/><text:tab/>Reinicia aprox a los 70 minutos volviendo a 0 cero</text:p>
      <text:p text:style-name="P2"><text:tab/><text:tab/><text:span text:style-name="T1">Sintaxis</text:span> : time = micros()</text:p>
      <text:p text:style-name="P2"><text:tab/><text:tab/>Usar variables tipo: unsigned long <text:s/>para la variable de <text:span text:style-name="T1">recolección</text:span> "time"</text:p>
      <text:p text:style-name="Text_20_body"><text:tab/><text:span text:style-name="T3">millis()</text:span></text:p>
      <text:p text:style-name="P2"><text:tab/><text:tab/>Descrip<text:span text:style-name="T1">c</text:span>ión: Regresa el tiempo de trabajo cargado de la placa en en Milisegundos.</text:p>
      <text:p text:style-name="P13"><text:tab/><text:tab/>Reinicia aprox a los 50 dias volviendo a 0 cero</text:p>
      <text:p text:style-name="P13"><text:tab/><text:tab/>Sintaxis : time = millis()</text:p>
      <text:p text:style-name="P13"><text:tab/><text:tab/>Usar variables tipo: unsigned long <text:s/>para la variable de <text:span text:style-name="T1">recolección</text:span> "time"</text:p>
      <text:p text:style-name="P1"/>
      <text:p text:style-name="P7">Communica<text:span text:style-name="T1">c</text:span>ión</text:p>
      <text:p text:style-name="Text_20_body"><text:tab/><text:span text:style-name="T3">Serial</text:span></text:p>
      <text:p text:style-name="Text_20_body"><text:tab/><text:span text:style-name="T3">Stream</text:span></text:p>
      <text:p text:style-name="Text_20_body"/>
      <text:p text:style-name="Text_20_body"><text:tab/><text:span text:style-name="T4">Random Numbers</text:span></text:p>
      <text:p text:style-name="Text_20_body"><text:tab/><text:tab/><text:span text:style-name="T3">random()</text:span></text:p>
      <text:p text:style-name="P4"><text:tab/><text:tab/><text:tab/>Descrip<text:span text:style-name="T1">c</text:span>ión: Regresa <text:span text:style-name="T8">un numero pseudo-random (al azar)</text:span></text:p>
      <text:p text:style-name="P14"><text:tab/><text:tab/><text:tab/>Sintaxis : </text:p>
      <text:p text:style-name="P14"><text:tab/><text:tab/><text:tab/><text:tab/><text:span text:style-name="T8">valor = </text:span>random ( <text:span text:style-name="T8">Valor Maximo</text:span>)</text:p>
      <text:p text:style-name="P14"><text:tab/><text:tab/><text:tab/><text:tab/><text:span text:style-name="T8">valor = </text:span>random (<text:span text:style-name="T8">Valor Minimo</text:span>, <text:span text:style-name="T8">Valor Maximo</text:span>)</text:p>
      <text:p text:style-name="P14"><text:tab/><text:tab/><text:tab/>Usar variables tipo: unsigned long <text:s/>para la variable de <text:span text:style-name="T1">recolección</text:span> “<text:span text:style-name="T8">valor” </text:span></text:p>
      <text:p text:style-name="Text_20_body"><text:tab/><text:tab/><text:span text:style-name="T3">randomSeed()</text:span></text:p>
      <text:p text:style-name="P5"><text:tab/><text:tab/><text:tab/>Descrip<text:span text:style-name="T1">c</text:span>ión: <text:span text:style-name="T9">Inicia un generador de números pseudo-random (al azar) </text:span></text:p>
      <text:p text:style-name="P5"><text:span text:style-name="T9"><text:tab/><text:tab/><text:tab/><text:tab/>Iniciando la lista de números random en un punto arbitrario con un ingreso </text:span><text:s/>fairly random, <text:span text:style-name="T9">sobre</text:span> analogRead() <text:span text:style-name="T9">de un pin desconectado</text:span></text:p>
      <text:p text:style-name="P15"><text:tab/><text:tab/><text:tab/>Reinicia aprox a los 50 dias volviendo a 0 cero</text:p>
      <text:p text:style-name="P16"><text:tab/><text:tab/><text:tab/>Sintaxis : randomSeed(analogRead(0)); // <text:span text:style-name="T9">0 es un pin desconectado</text:span></text:p>
      <text:p text:style-name="Text_20_body"><text:span text:style-name="Source_20_Text"><text:span text:style-name="T6"><text:tab/><text:tab/><text:tab/>seed</text:span></text:span><text:span text:style-name="T6"> - númer</text:span><text:span text:style-name="T7">o</text:span><text:span text:style-name="T6"> </text:span><text:span text:style-name="T7">a</text:span><text:span text:style-name="T6"> ini</text:span><text:span text:style-name="T7">c</text:span><text:span text:style-name="T6">ializ</text:span><text:span text:style-name="T7">ar</text:span><text:span text:style-name="T6"> </text:span><text:span text:style-name="T7">la lista</text:span><text:span text:style-name="T6"> pseudo-random (unsigned long)</text:span></text:p>
      <text:p text:style-name="Text_20_body"><text:soft-page-break/><text:span text:style-name="T4">Math</text:span></text:p>
      <text:p text:style-name="Text_20_body"><text:tab/>abs()</text:p>
      <text:p text:style-name="Text_20_body"><text:tab/>constrain()</text:p>
      <text:p text:style-name="Text_20_body"><text:tab/>map()</text:p>
      <text:p text:style-name="Text_20_body"><text:tab/>max()</text:p>
      <text:p text:style-name="Text_20_body"><text:tab/>min()</text:p>
      <text:p text:style-name="Text_20_body"><text:tab/>pow()</text:p>
      <text:p text:style-name="Text_20_body"><text:tab/>sq()</text:p>
      <text:p text:style-name="Text_20_body"><text:tab/>sqrt()</text:p>
      <text:p text:style-name="P7">Trigonometry</text:p>
      <text:p text:style-name="Text_20_body"><text:tab/>cos()</text:p>
      <text:p text:style-name="Text_20_body"><text:tab/>sin()</text:p>
      <text:p text:style-name="Text_20_body"><text:tab/>tan()</text:p>
      <text:p text:style-name="P7">Characters</text:p>
      <text:p text:style-name="Text_20_body"><text:tab/>isAlpha()</text:p>
      <text:p text:style-name="Text_20_body"><text:tab/>isAlphaNumeric()</text:p>
      <text:p text:style-name="Text_20_body"><text:tab/>isAscii()</text:p>
      <text:p text:style-name="Text_20_body"><text:tab/>isControl()</text:p>
      <text:p text:style-name="Text_20_body"><text:tab/>isDigit()</text:p>
      <text:p text:style-name="Text_20_body"><text:tab/>isGraph()</text:p>
      <text:p text:style-name="Text_20_body"><text:tab/>isHexadecimalDigit()</text:p>
      <text:p text:style-name="Text_20_body"><text:tab/>isLowerCase()</text:p>
      <text:p text:style-name="Text_20_body"><text:tab/>isPrintable()</text:p>
      <text:p text:style-name="Text_20_body"><text:tab/>isPunct()</text:p>
      <text:p text:style-name="Text_20_body"><text:tab/>isSpace()</text:p>
      <text:p text:style-name="Text_20_body"><text:tab/>isUpperCase()</text:p>
      <text:p text:style-name="Text_20_body"><text:tab/>isWhitespace()</text:p>
      <text:p text:style-name="P7">Bits and Bytes</text:p>
      <text:p text:style-name="Text_20_body"><text:tab/>bit()</text:p>
      <text:p text:style-name="Text_20_body"><text:tab/>bitClear()</text:p>
      <text:p text:style-name="Text_20_body"><text:tab/>bitRead()</text:p>
      <text:p text:style-name="Text_20_body"><text:tab/>bitSet()</text:p>
      <text:p text:style-name="Text_20_body"><text:soft-page-break/><text:tab/>bitWrite()</text:p>
      <text:p text:style-name="Text_20_body"><text:tab/>highByte()</text:p>
      <text:p text:style-name="Text_20_body"><text:tab/>lowByte()</text:p>
      <text:p text:style-name="P7">External Interrupts</text:p>
      <text:p text:style-name="Text_20_body"><text:tab/>attachInterrupt()</text:p>
      <text:p text:style-name="Text_20_body"><text:tab/>detachInterrupt()</text:p>
      <text:p text:style-name="P7">Interrupts</text:p>
      <text:p text:style-name="Text_20_body"><text:tab/>interrupts()</text:p>
      <text:p text:style-name="Text_20_body"><text:tab/>noInterrupts()</text:p>
      <text:p text:style-name="P7">USB</text:p>
      <text:p text:style-name="Text_20_body"><text:tab/>Keyboard</text:p>
      <text:p text:style-name="Text_20_body"><text:tab/>Mouse </text:p>
      <text:p text:style-name="Text_20_body"/>
      <text:p text:style-name="Text_20_body"><text:span text:style-name="T4">Advanced I/O</text:span></text:p>
      <text:p text:style-name="Text_20_body"><text:tab/>noTone()</text:p>
      <text:p text:style-name="Text_20_body"><text:tab/>pulseIn()</text:p>
      <text:p text:style-name="Text_20_body"><text:tab/>pulseInLong()</text:p>
      <text:p text:style-name="Text_20_body"><text:tab/>shiftIn()</text:p>
      <text:p text:style-name="Text_20_body"><text:tab/>shiftOut()</text:p>
      <text:p text:style-name="P9"><text:tab/>tone()</text:p>
      <text:p text:style-name="P9">https://www.arduino.cc/reference/en/language/functions/advanced-io/tone/</text:p>
      <text:h text:style-name="P18" text:outline-level="2"><text:span text:style-name="T10">V</text:span>ariables</text:h>
      <text:section text:style-name="Sect1" text:name="variables">
        <text:p text:style-name="Text_20_body">Arduino data types and constants.</text:p>
        <text:h text:style-name="Heading_20_5" text:outline-level="5">Constants</text:h>
        <text:p text:style-name="Text_20_body"><text:a xlink:type="simple" xlink:href="https://www.arduino.cc/reference/en/language/variables/constants/floatingpointconstants/" text:style-name="Internet_20_link" text:visited-style-name="Visited_20_Internet_20_Link">Floating Point Constants </text:a><text:line-break/><text:a xlink:type="simple" xlink:href="https://www.arduino.cc/reference/en/language/variables/constants/integerconstants/" text:style-name="Internet_20_link" text:visited-style-name="Visited_20_Internet_20_Link">Integer Constants </text:a><text:line-break/><text:a xlink:type="simple" xlink:href="https://www.arduino.cc/reference/en/language/variables/constants/constants/" text:style-name="Internet_20_link" text:visited-style-name="Visited_20_Internet_20_Link">HIGH</text:a> | <text:a xlink:type="simple" xlink:href="https://www.arduino.cc/reference/en/language/variables/constants/constants/" text:style-name="Internet_20_link" text:visited-style-name="Visited_20_Internet_20_Link">LOW</text:a> <text:line-break/><text:a xlink:type="simple" xlink:href="https://www.arduino.cc/reference/en/language/variables/constants/constants/" text:style-name="Internet_20_link" text:visited-style-name="Visited_20_Internet_20_Link">INPUT</text:a> | <text:a xlink:type="simple" xlink:href="https://www.arduino.cc/reference/en/language/variables/constants/constants/" text:style-name="Internet_20_link" text:visited-style-name="Visited_20_Internet_20_Link">OUTPUT</text:a> | <text:a xlink:type="simple" xlink:href="https://www.arduino.cc/reference/en/language/variables/constants/constants/" text:style-name="Internet_20_link" text:visited-style-name="Visited_20_Internet_20_Link">INPUT_PULLUP</text:a> <text:line-break/><text:a xlink:type="simple" xlink:href="https://www.arduino.cc/reference/en/language/variables/constants/constants/" text:style-name="Internet_20_link" text:visited-style-name="Visited_20_Internet_20_Link">LED_BUILTIN</text:a> <text:line-break/><text:a xlink:type="simple" xlink:href="https://www.arduino.cc/reference/en/language/variables/constants/constants/" text:style-name="Internet_20_link" text:visited-style-name="Visited_20_Internet_20_Link">true</text:a> | <text:a xlink:type="simple" xlink:href="https://www.arduino.cc/reference/en/language/variables/constants/constants/" text:style-name="Internet_20_link" text:visited-style-name="Visited_20_Internet_20_Link">false</text:a> </text:p>
        <text:h text:style-name="Heading_20_5" text:outline-level="5">Conversion</text:h>
        <text:p text:style-name="Text_20_body"><text:a xlink:type="simple" xlink:href="https://www.arduino.cc/reference/en/language/variables/conversion/bytecast/" text:style-name="Internet_20_link" text:visited-style-name="Visited_20_Internet_20_Link">byte() </text:a><text:line-break/><text:a xlink:type="simple" xlink:href="https://www.arduino.cc/reference/en/language/variables/conversion/charcast/" text:style-name="Internet_20_link" text:visited-style-name="Visited_20_Internet_20_Link">char() </text:a><text:line-break/><text:a xlink:type="simple" xlink:href="https://www.arduino.cc/reference/en/language/variables/conversion/floatcast/" text:style-name="Internet_20_link" text:visited-style-name="Visited_20_Internet_20_Link">float() </text:a><text:line-break/><text:soft-page-break/><text:a xlink:type="simple" xlink:href="https://www.arduino.cc/reference/en/language/variables/conversion/intcast/" text:style-name="Internet_20_link" text:visited-style-name="Visited_20_Internet_20_Link">int() </text:a><text:line-break/><text:a xlink:type="simple" xlink:href="https://www.arduino.cc/reference/en/language/variables/conversion/longcast/" text:style-name="Internet_20_link" text:visited-style-name="Visited_20_Internet_20_Link">long() </text:a><text:line-break/><text:a xlink:type="simple" xlink:href="https://www.arduino.cc/reference/en/language/variables/conversion/wordcast/" text:style-name="Internet_20_link" text:visited-style-name="Visited_20_Internet_20_Link">word() </text:a></text:p>
        <text:h text:style-name="Heading_20_5" text:outline-level="5">Data Types</text:h>
        <text:p text:style-name="Text_20_body"><text:a xlink:type="simple" xlink:href="https://www.arduino.cc/reference/en/language/variables/data-types/stringobject/" text:style-name="Internet_20_link" text:visited-style-name="Visited_20_Internet_20_Link">String() </text:a><text:line-break/><text:a xlink:type="simple" xlink:href="https://www.arduino.cc/reference/en/language/variables/data-types/array/" text:style-name="Internet_20_link" text:visited-style-name="Visited_20_Internet_20_Link">array </text:a><text:line-break/><text:a xlink:type="simple" xlink:href="https://www.arduino.cc/reference/en/language/variables/data-types/bool/" text:style-name="Internet_20_link" text:visited-style-name="Visited_20_Internet_20_Link">bool </text:a><text:line-break/><text:a xlink:type="simple" xlink:href="https://www.arduino.cc/reference/en/language/variables/data-types/boolean/" text:style-name="Internet_20_link" text:visited-style-name="Visited_20_Internet_20_Link">boolean </text:a><text:line-break/><text:a xlink:type="simple" xlink:href="https://www.arduino.cc/reference/en/language/variables/data-types/byte/" text:style-name="Internet_20_link" text:visited-style-name="Visited_20_Internet_20_Link">byte </text:a><text:line-break/><text:a xlink:type="simple" xlink:href="https://www.arduino.cc/reference/en/language/variables/data-types/char/" text:style-name="Internet_20_link" text:visited-style-name="Visited_20_Internet_20_Link">char </text:a><text:line-break/><text:a xlink:type="simple" xlink:href="https://www.arduino.cc/reference/en/language/variables/data-types/double/" text:style-name="Internet_20_link" text:visited-style-name="Visited_20_Internet_20_Link">double </text:a><text:line-break/><text:a xlink:type="simple" xlink:href="https://www.arduino.cc/reference/en/language/variables/data-types/float/" text:style-name="Internet_20_link" text:visited-style-name="Visited_20_Internet_20_Link">float </text:a><text:line-break/><text:a xlink:type="simple" xlink:href="https://www.arduino.cc/reference/en/language/variables/data-types/int/" text:style-name="Internet_20_link" text:visited-style-name="Visited_20_Internet_20_Link">int </text:a><text:line-break/><text:a xlink:type="simple" xlink:href="https://www.arduino.cc/reference/en/language/variables/data-types/long/" text:style-name="Internet_20_link" text:visited-style-name="Visited_20_Internet_20_Link">long </text:a><text:line-break/><text:a xlink:type="simple" xlink:href="https://www.arduino.cc/reference/en/language/variables/data-types/short/" text:style-name="Internet_20_link" text:visited-style-name="Visited_20_Internet_20_Link">short </text:a><text:line-break/><text:a xlink:type="simple" xlink:href="https://www.arduino.cc/reference/en/language/variables/data-types/size_t/" text:style-name="Internet_20_link" text:visited-style-name="Visited_20_Internet_20_Link">size_t </text:a><text:line-break/><text:a xlink:type="simple" xlink:href="https://www.arduino.cc/reference/en/language/variables/data-types/string/" text:style-name="Internet_20_link" text:visited-style-name="Visited_20_Internet_20_Link">string </text:a><text:line-break/><text:a xlink:type="simple" xlink:href="https://www.arduino.cc/reference/en/language/variables/data-types/unsignedchar/" text:style-name="Internet_20_link" text:visited-style-name="Visited_20_Internet_20_Link">unsigned char </text:a><text:line-break/><text:a xlink:type="simple" xlink:href="https://www.arduino.cc/reference/en/language/variables/data-types/unsignedint/" text:style-name="Internet_20_link" text:visited-style-name="Visited_20_Internet_20_Link">unsigned int </text:a><text:line-break/><text:a xlink:type="simple" xlink:href="https://www.arduino.cc/reference/en/language/variables/data-types/unsignedlong/" text:style-name="Internet_20_link" text:visited-style-name="Visited_20_Internet_20_Link">unsigned long </text:a><text:line-break/><text:a xlink:type="simple" xlink:href="https://www.arduino.cc/reference/en/language/variables/data-types/void/" text:style-name="Internet_20_link" text:visited-style-name="Visited_20_Internet_20_Link">void </text:a><text:line-break/><text:a xlink:type="simple" xlink:href="https://www.arduino.cc/reference/en/language/variables/data-types/word/" text:style-name="Internet_20_link" text:visited-style-name="Visited_20_Internet_20_Link">word </text:a></text:p>
        <text:h text:style-name="Heading_20_5" text:outline-level="5">Variable Scope &amp; Qualifiers</text:h>
        <text:p text:style-name="Text_20_body"><text:a xlink:type="simple" xlink:href="https://www.arduino.cc/reference/en/language/variables/variable-scope--qualifiers/const/" text:style-name="Internet_20_link" text:visited-style-name="Visited_20_Internet_20_Link">const </text:a><text:line-break/><text:a xlink:type="simple" xlink:href="https://www.arduino.cc/reference/en/language/variables/variable-scope--qualifiers/scope/" text:style-name="Internet_20_link" text:visited-style-name="Visited_20_Internet_20_Link">scope </text:a><text:line-break/><text:a xlink:type="simple" xlink:href="https://www.arduino.cc/reference/en/language/variables/variable-scope--qualifiers/static/" text:style-name="Internet_20_link" text:visited-style-name="Visited_20_Internet_20_Link">static </text:a><text:line-break/><text:a xlink:type="simple" xlink:href="https://www.arduino.cc/reference/en/language/variables/variable-scope--qualifiers/volatile/" text:style-name="Internet_20_link" text:visited-style-name="Visited_20_Internet_20_Link">volatile </text:a></text:p>
        <text:h text:style-name="Heading_20_5" text:outline-level="5">Utilities</text:h>
        <text:p text:style-name="P10"><text:a xlink:type="simple" xlink:href="https://www.arduino.cc/reference/en/language/variables/utilities/progmem/" text:style-name="Internet_20_link" text:visited-style-name="Visited_20_Internet_20_Link">PROGMEM </text:a><text:line-break/><text:a xlink:type="simple" xlink:href="https://www.arduino.cc/reference/en/language/variables/utilities/sizeof/" text:style-name="Internet_20_link" text:visited-style-name="Visited_20_Internet_20_Link">sizeof() </text:a></text:p>
      </text:section>
      <text:p text:style-name="Horizontal_20_Line"/>
      <text:section text:style-name="Sect1" text:name="structure">
        <text:h text:style-name="Heading_20_2" text:outline-level="2">structure</text:h>
        <text:p text:style-name="Text_20_body">The elements of Arduino (C++) code.</text:p>
        <text:h text:style-name="Heading_20_5" text:outline-level="5">Sketch</text:h>
        <text:p text:style-name="Text_20_body"><text:a xlink:type="simple" xlink:href="https://www.arduino.cc/reference/en/language/structure/sketch/loop/" text:style-name="Internet_20_link" text:visited-style-name="Visited_20_Internet_20_Link">loop() </text:a><text:line-break/><text:a xlink:type="simple" xlink:href="https://www.arduino.cc/reference/en/language/structure/sketch/setup/" text:style-name="Internet_20_link" text:visited-style-name="Visited_20_Internet_20_Link">setup() </text:a></text:p>
        <text:h text:style-name="Heading_20_5" text:outline-level="5">Control Structure</text:h>
        <text:p text:style-name="Text_20_body"><text:a xlink:type="simple" xlink:href="https://www.arduino.cc/reference/en/language/structure/control-structure/break/" text:style-name="Internet_20_link" text:visited-style-name="Visited_20_Internet_20_Link">break </text:a><text:line-break/><text:a xlink:type="simple" xlink:href="https://www.arduino.cc/reference/en/language/structure/control-structure/continue/" text:style-name="Internet_20_link" text:visited-style-name="Visited_20_Internet_20_Link">continue </text:a><text:line-break/><text:a xlink:type="simple" xlink:href="https://www.arduino.cc/reference/en/language/structure/control-structure/dowhile/" text:style-name="Internet_20_link" text:visited-style-name="Visited_20_Internet_20_Link">do...while </text:a><text:line-break/><text:soft-page-break/><text:a xlink:type="simple" xlink:href="https://www.arduino.cc/reference/en/language/structure/control-structure/else/" text:style-name="Internet_20_link" text:visited-style-name="Visited_20_Internet_20_Link">else </text:a><text:line-break/><text:a xlink:type="simple" xlink:href="https://www.arduino.cc/reference/en/language/structure/control-structure/for/" text:style-name="Internet_20_link" text:visited-style-name="Visited_20_Internet_20_Link">for </text:a><text:line-break/><text:a xlink:type="simple" xlink:href="https://www.arduino.cc/reference/en/language/structure/control-structure/goto/" text:style-name="Internet_20_link" text:visited-style-name="Visited_20_Internet_20_Link">goto </text:a><text:line-break/><text:a xlink:type="simple" xlink:href="https://www.arduino.cc/reference/en/language/structure/control-structure/if/" text:style-name="Internet_20_link" text:visited-style-name="Visited_20_Internet_20_Link">if </text:a><text:line-break/><text:a xlink:type="simple" xlink:href="https://www.arduino.cc/reference/en/language/structure/control-structure/return/" text:style-name="Internet_20_link" text:visited-style-name="Visited_20_Internet_20_Link">return </text:a><text:line-break/><text:a xlink:type="simple" xlink:href="https://www.arduino.cc/reference/en/language/structure/control-structure/switchcase/" text:style-name="Internet_20_link" text:visited-style-name="Visited_20_Internet_20_Link">switch...case </text:a><text:line-break/><text:a xlink:type="simple" xlink:href="https://www.arduino.cc/reference/en/language/structure/control-structure/while/" text:style-name="Internet_20_link" text:visited-style-name="Visited_20_Internet_20_Link">while </text:a></text:p>
        <text:h text:style-name="Heading_20_5" text:outline-level="5">Further Syntax</text:h>
        <text:p text:style-name="Text_20_body"><text:a xlink:type="simple" xlink:href="https://www.arduino.cc/reference/en/language/structure/further-syntax/define/" text:style-name="Internet_20_link" text:visited-style-name="Visited_20_Internet_20_Link">#define </text:a>(define) <text:line-break/><text:a xlink:type="simple" xlink:href="https://www.arduino.cc/reference/en/language/structure/further-syntax/include/" text:style-name="Internet_20_link" text:visited-style-name="Visited_20_Internet_20_Link">#include </text:a>(include) <text:line-break/><text:a xlink:type="simple" xlink:href="https://www.arduino.cc/reference/en/language/structure/further-syntax/blockcomment/" text:style-name="Internet_20_link" text:visited-style-name="Visited_20_Internet_20_Link">/* */ </text:a>(block comment) <text:line-break/><text:a xlink:type="simple" xlink:href="https://www.arduino.cc/reference/en/language/structure/further-syntax/singlelinecomment/" text:style-name="Internet_20_link" text:visited-style-name="Visited_20_Internet_20_Link">// </text:a>(single line comment) <text:line-break/><text:a xlink:type="simple" xlink:href="https://www.arduino.cc/reference/en/language/structure/further-syntax/semicolon/" text:style-name="Internet_20_link" text:visited-style-name="Visited_20_Internet_20_Link">; </text:a>(semicolon) <text:line-break/><text:a xlink:type="simple" xlink:href="https://www.arduino.cc/reference/en/language/structure/further-syntax/curlybraces/" text:style-name="Internet_20_link" text:visited-style-name="Visited_20_Internet_20_Link">{} </text:a>(curly braces) </text:p>
        <text:h text:style-name="Heading_20_5" text:outline-level="5">Arithmetic Operators</text:h>
        <text:p text:style-name="Text_20_body"><text:a xlink:type="simple" xlink:href="https://www.arduino.cc/reference/en/language/structure/arithmetic-operators/remainder/" text:style-name="Internet_20_link" text:visited-style-name="Visited_20_Internet_20_Link">% </text:a>(remainder) <text:line-break/><text:a xlink:type="simple" xlink:href="https://www.arduino.cc/reference/en/language/structure/arithmetic-operators/multiplication/" text:style-name="Internet_20_link" text:visited-style-name="Visited_20_Internet_20_Link">* </text:a>(multiplication) <text:line-break/><text:a xlink:type="simple" xlink:href="https://www.arduino.cc/reference/en/language/structure/arithmetic-operators/addition/" text:style-name="Internet_20_link" text:visited-style-name="Visited_20_Internet_20_Link">+ </text:a>(addition) <text:line-break/><text:a xlink:type="simple" xlink:href="https://www.arduino.cc/reference/en/language/structure/arithmetic-operators/subtraction/" text:style-name="Internet_20_link" text:visited-style-name="Visited_20_Internet_20_Link">- </text:a>(subtraction) <text:line-break/><text:a xlink:type="simple" xlink:href="https://www.arduino.cc/reference/en/language/structure/arithmetic-operators/division/" text:style-name="Internet_20_link" text:visited-style-name="Visited_20_Internet_20_Link">/ </text:a>(division) <text:line-break/><text:a xlink:type="simple" xlink:href="https://www.arduino.cc/reference/en/language/structure/arithmetic-operators/assignment/" text:style-name="Internet_20_link" text:visited-style-name="Visited_20_Internet_20_Link">= </text:a>(assignment operator) </text:p>
        <text:h text:style-name="Heading_20_5" text:outline-level="5">Comparison Operators</text:h>
        <text:p text:style-name="Text_20_body"><text:a xlink:type="simple" xlink:href="https://www.arduino.cc/reference/en/language/structure/comparison-operators/notequalto/" text:style-name="Internet_20_link" text:visited-style-name="Visited_20_Internet_20_Link">!= </text:a>(not equal to) <text:line-break/><text:a xlink:type="simple" xlink:href="https://www.arduino.cc/reference/en/language/structure/comparison-operators/lessthan/" text:style-name="Internet_20_link" text:visited-style-name="Visited_20_Internet_20_Link">&lt; </text:a>(less than) <text:line-break/><text:a xlink:type="simple" xlink:href="https://www.arduino.cc/reference/en/language/structure/comparison-operators/lessthanorequalto/" text:style-name="Internet_20_link" text:visited-style-name="Visited_20_Internet_20_Link">&lt;= </text:a>(less than or equal to) <text:line-break/><text:a xlink:type="simple" xlink:href="https://www.arduino.cc/reference/en/language/structure/comparison-operators/equalto/" text:style-name="Internet_20_link" text:visited-style-name="Visited_20_Internet_20_Link">== </text:a>(equal to) <text:line-break/><text:a xlink:type="simple" xlink:href="https://www.arduino.cc/reference/en/language/structure/comparison-operators/greaterthan/" text:style-name="Internet_20_link" text:visited-style-name="Visited_20_Internet_20_Link">&gt; </text:a>(greater than) <text:line-break/><text:a xlink:type="simple" xlink:href="https://www.arduino.cc/reference/en/language/structure/comparison-operators/greaterthanorequalto/" text:style-name="Internet_20_link" text:visited-style-name="Visited_20_Internet_20_Link">&gt;= </text:a>(greater than or equal to) </text:p>
        <text:h text:style-name="Heading_20_5" text:outline-level="5">Boolean Operators</text:h>
        <text:p text:style-name="Text_20_body"><text:a xlink:type="simple" xlink:href="https://www.arduino.cc/reference/en/language/structure/boolean-operators/logicalnot/" text:style-name="Internet_20_link" text:visited-style-name="Visited_20_Internet_20_Link">! </text:a>(logical not) <text:line-break/><text:a xlink:type="simple" xlink:href="https://www.arduino.cc/reference/en/language/structure/boolean-operators/logicaland/" text:style-name="Internet_20_link" text:visited-style-name="Visited_20_Internet_20_Link">&amp;&amp; </text:a>(logical and) <text:line-break/><text:a xlink:type="simple" xlink:href="https://www.arduino.cc/reference/en/language/structure/boolean-operators/logicalor/" text:style-name="Internet_20_link" text:visited-style-name="Visited_20_Internet_20_Link">|| </text:a>(logical or) </text:p>
        <text:h text:style-name="Heading_20_5" text:outline-level="5">Pointer Access Operators</text:h>
        <text:p text:style-name="Text_20_body"><text:a xlink:type="simple" xlink:href="https://www.arduino.cc/reference/en/language/structure/pointer-access-operators/reference/" text:style-name="Internet_20_link" text:visited-style-name="Visited_20_Internet_20_Link">&amp; </text:a>(reference operator) <text:line-break/><text:a xlink:type="simple" xlink:href="https://www.arduino.cc/reference/en/language/structure/pointer-access-operators/dereference/" text:style-name="Internet_20_link" text:visited-style-name="Visited_20_Internet_20_Link">* </text:a>(dereference operator) </text:p>
        <text:h text:style-name="Heading_20_5" text:outline-level="5">Bitwise Operators</text:h>
        <text:p text:style-name="Text_20_body"><text:a xlink:type="simple" xlink:href="https://www.arduino.cc/reference/en/language/structure/bitwise-operators/bitwiseand/" text:style-name="Internet_20_link" text:visited-style-name="Visited_20_Internet_20_Link">&amp; </text:a>(bitwise and) <text:line-break/><text:a xlink:type="simple" xlink:href="https://www.arduino.cc/reference/en/language/structure/bitwise-operators/bitshiftleft/" text:style-name="Internet_20_link" text:visited-style-name="Visited_20_Internet_20_Link">&lt;&lt; </text:a>(bitshift left) <text:line-break/><text:a xlink:type="simple" xlink:href="https://www.arduino.cc/reference/en/language/structure/bitwise-operators/bitshiftright/" text:style-name="Internet_20_link" text:visited-style-name="Visited_20_Internet_20_Link">&gt;&gt; </text:a>(bitshift right) <text:line-break/><text:a xlink:type="simple" xlink:href="https://www.arduino.cc/reference/en/language/structure/bitwise-operators/bitwisexor/" text:style-name="Internet_20_link" text:visited-style-name="Visited_20_Internet_20_Link">^ </text:a>(bitwise xor) <text:line-break/><text:soft-page-break/><text:a xlink:type="simple" xlink:href="https://www.arduino.cc/reference/en/language/structure/bitwise-operators/bitwiseor/" text:style-name="Internet_20_link" text:visited-style-name="Visited_20_Internet_20_Link">| </text:a>(bitwise or) <text:line-break/><text:a xlink:type="simple" xlink:href="https://www.arduino.cc/reference/en/language/structure/bitwise-operators/bitwisenot/" text:style-name="Internet_20_link" text:visited-style-name="Visited_20_Internet_20_Link">~ </text:a>(bitwise not) </text:p>
        <text:h text:style-name="Heading_20_5" text:outline-level="5">Compound Operators</text:h>
        <text:p text:style-name="P10"><text:a xlink:type="simple" xlink:href="https://www.arduino.cc/reference/en/language/structure/compound-operators/compoundremainder/" text:style-name="Internet_20_link" text:visited-style-name="Visited_20_Internet_20_Link">%= </text:a>(compound remainder) <text:line-break/><text:a xlink:type="simple" xlink:href="https://www.arduino.cc/reference/en/language/structure/compound-operators/compoundbitwiseand/" text:style-name="Internet_20_link" text:visited-style-name="Visited_20_Internet_20_Link">&amp;= </text:a>(compound bitwise and) <text:line-break/><text:a xlink:type="simple" xlink:href="https://www.arduino.cc/reference/en/language/structure/compound-operators/compoundmultiplication/" text:style-name="Internet_20_link" text:visited-style-name="Visited_20_Internet_20_Link">*= </text:a>(compound multiplication) <text:line-break/><text:a xlink:type="simple" xlink:href="https://www.arduino.cc/reference/en/language/structure/compound-operators/increment/" text:style-name="Internet_20_link" text:visited-style-name="Visited_20_Internet_20_Link">++ </text:a>(increment) <text:line-break/><text:a xlink:type="simple" xlink:href="https://www.arduino.cc/reference/en/language/structure/compound-operators/compoundaddition/" text:style-name="Internet_20_link" text:visited-style-name="Visited_20_Internet_20_Link">+= </text:a>(compound addition) <text:line-break/><text:a xlink:type="simple" xlink:href="https://www.arduino.cc/reference/en/language/structure/compound-operators/decrement/" text:style-name="Internet_20_link" text:visited-style-name="Visited_20_Internet_20_Link">-- </text:a>(decrement) <text:line-break/><text:a xlink:type="simple" xlink:href="https://www.arduino.cc/reference/en/language/structure/compound-operators/compoundsubtraction/" text:style-name="Internet_20_link" text:visited-style-name="Visited_20_Internet_20_Link">-= </text:a>(compound subtraction) <text:line-break/><text:a xlink:type="simple" xlink:href="https://www.arduino.cc/reference/en/language/structure/compound-operators/compounddivision/" text:style-name="Internet_20_link" text:visited-style-name="Visited_20_Internet_20_Link">/= </text:a>(compound division) <text:line-break/><text:a xlink:type="simple" xlink:href="https://www.arduino.cc/reference/en/language/structure/compound-operators/compoundbitwisexor/" text:style-name="Internet_20_link" text:visited-style-name="Visited_20_Internet_20_Link">^= </text:a>(compound bitwise xor) <text:line-break/><text:a xlink:type="simple" xlink:href="https://www.arduino.cc/reference/en/language/structure/compound-operators/compoundbitwiseor/" text:style-name="Internet_20_link" text:visited-style-name="Visited_20_Internet_20_Link">|= </text:a>(compound bitwise or)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arlito" style:font-size-asian="10.5pt" style:language-asian="zh" style:country-asian="CN" style:font-name-complex="Carli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Carlito" style:font-size-asian="10.5pt" style:language-asian="zh" style:country-asian="CN" style:font-name-complex="Carli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arlito" style:font-family-asian="Carlito" style:font-family-generic-asian="system" style:font-pitch-asian="variable" style:font-size-asian="14pt" style:font-name-complex="Carlito" style:font-family-complex="Carli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Carlito" style:font-family-asian="Carlito" style:font-family-generic-asian="system" style:font-pitch-asian="variable" style:font-size-asian="18pt" style:font-weight-asian="bold" style:font-name-complex="Carlito" style:font-family-complex="Carlito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Carlito" style:font-family-asian="Carlito" style:font-family-generic-asian="system" style:font-pitch-asian="variable" style:font-size-asian="10pt" style:font-weight-asian="bold" style:font-name-complex="Carlito" style:font-family-complex="Carlito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Carlito" style:font-family-asian="Carlito" style:font-family-generic-asian="system" style:font-pitch-asian="variable" style:font-size-asian="14pt" style:font-weight-asian="bold" style:font-name-complex="Carlito" style:font-family-complex="Carlito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7:36:44.035309085</meta:creation-date>
    <dc:date>2019-05-04T18:10:50.276858601</dc:date>
    <meta:editing-duration>PT19M13S</meta:editing-duration>
    <meta:editing-cycles>4</meta:editing-cycles>
    <meta:generator>LibreOffice/6.2.3.2$Linux_X86_64 LibreOffice_project/20$Build-2</meta:generator>
    <meta:document-statistic meta:table-count="0" meta:image-count="0" meta:object-count="0" meta:page-count="8" meta:paragraph-count="188" meta:word-count="1018" meta:character-count="7213" meta:non-whitespace-character-count="5949"/>
  </office:meta>
</office:document-meta>
</file>